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fd8c3b" svg:stroke-opacity="50%" draw:stroke-linejoin="miter" svg:stroke-linecap="butt" draw:fill="solid" draw:fill-color="#fd8c3b" draw:opacity="50%" fo:padding-top="0.017cm" fo:padding-bottom="0.017cm" fo:padding-left="0.017cm" fo:padding-right="0.017cm"/>
    </style:style>
    <style:style style:name="gr2" style:family="graphic" style:parent-style-name="standard">
      <style:graphic-properties draw:stroke="solid" svg:stroke-width="0.035cm" svg:stroke-color="#fb694a" svg:stroke-opacity="50%" draw:stroke-linejoin="miter" svg:stroke-linecap="butt" draw:fill="solid" draw:fill-color="#fb694a" draw:opacity="50%" fo:padding-top="0.017cm" fo:padding-bottom="0.017cm" fo:padding-left="0.017cm" fo:padding-right="0.017cm"/>
    </style:style>
    <style:style style:name="gr3" style:family="graphic" style:parent-style-name="standard">
      <style:graphic-properties draw:stroke="solid" svg:stroke-width="0.035cm" svg:stroke-color="#73c476" svg:stroke-opacity="50%" draw:stroke-linejoin="miter" svg:stroke-linecap="butt" draw:fill="solid" draw:fill-color="#73c476" draw:opacity="50%" fo:padding-top="0.017cm" fo:padding-bottom="0.017cm" fo:padding-left="0.017cm" fo:padding-right="0.01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2.88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4.77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5.60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1.74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2cm" fo:min-width="4.77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1cm" fo:min-width="5.59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2cm" fo:min-width="4.7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1cm" fo:min-width="2.881cm"/>
      <style:paragraph-properties style:writing-mode="lr-tb"/>
    </style:style>
    <style:style style:name="gr12" style:family="graphic" style:parent-style-name="standard">
      <style:graphic-properties draw:stroke="solid" svg:stroke-width="0.035cm" svg:stroke-color="#73c476" draw:stroke-linejoin="round" svg:stroke-linecap="butt" draw:fill="solid" draw:fill-color="#73c476" fo:padding-top="0.017cm" fo:padding-bottom="0.017cm" fo:padding-left="0.017cm" fo:padding-right="0.017cm"/>
    </style:style>
    <style:style style:name="gr13" style:family="graphic" style:parent-style-name="standard">
      <style:graphic-properties draw:stroke="solid" svg:stroke-width="0.035cm" svg:stroke-color="#fd8c3b" draw:stroke-linejoin="round" svg:stroke-linecap="butt" draw:fill="solid" draw:fill-color="#fd8c3b" fo:padding-top="0.017cm" fo:padding-bottom="0.017cm" fo:padding-left="0.017cm" fo:padding-right="0.017cm"/>
    </style:style>
    <style:style style:name="gr14" style:family="graphic" style:parent-style-name="standard">
      <style:graphic-properties draw:stroke="solid" svg:stroke-width="0.035cm" svg:stroke-color="#fb694a" draw:stroke-linejoin="round" svg:stroke-linecap="butt" draw:fill="solid" draw:fill-color="#fb694a" fo:padding-top="0.017cm" fo:padding-bottom="0.017cm" fo:padding-left="0.017cm" fo:padding-right="0.017cm"/>
    </style:style>
    <style:style style:name="gr15" style:family="graphic" style:parent-style-name="standard">
      <style:graphic-properties draw:stroke="solid" svg:stroke-width="0.081cm" svg:stroke-color="#999999" draw:marker-start-width="0.321cm" draw:marker-end-width="0.321cm" draw:fill="none" loext:fill-use-slide-background="false" draw:opacity="0%" draw:textarea-horizontal-align="justify" draw:textarea-vertical-align="middle" draw:auto-grow-height="false" fo:min-height="6.896cm" fo:min-width="6.652cm" fo:padding-top="0.04cm" fo:padding-bottom="0.04cm" fo:padding-left="0.04cm" fo:padding-right="0.04cm"/>
    </style:style>
    <style:style style:name="gr16" style:family="graphic" style:parent-style-name="standard">
      <style:graphic-properties draw:stroke="none" svg:stroke-color="#000000" draw:fill="none" draw:fill-color="#ffffff" fo:min-height="4.51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4.516cm"/>
      <style:paragraph-properties style:writing-mode="lr-tb"/>
    </style:style>
    <style:style style:name="gr18" style:family="graphic" style:parent-style-name="standard">
      <style:graphic-properties draw:stroke="none" draw:fill="solid" draw:fill-color="#fd8c3b"/>
    </style:style>
    <style:style style:name="gr19" style:family="graphic" style:parent-style-name="standard">
      <style:graphic-properties draw:stroke="solid" svg:stroke-width="0.035cm" svg:stroke-color="#fd8c3b" draw:stroke-linejoin="round" svg:stroke-linecap="butt" draw:fill="none" fo:padding-top="0.017cm" fo:padding-bottom="0.017cm" fo:padding-left="0.017cm" fo:padding-right="0.017cm"/>
    </style:style>
    <style:style style:name="gr20" style:family="graphic" style:parent-style-name="standard">
      <style:graphic-properties draw:stroke="solid" svg:stroke-width="0.081cm" svg:stroke-color="#999999" draw:marker-start-width="0.321cm" draw:marker-end-width="0.321cm" svg:stroke-linecap="square" draw:fill="none" loext:fill-use-slide-background="false" draw:opacity="0%" draw:textarea-horizontal-align="justify" draw:textarea-vertical-align="middle" draw:auto-grow-height="false" fo:min-height="6.895cm" fo:min-width="6.652cm" fo:padding-top="0.04cm" fo:padding-bottom="0.04cm" fo:padding-left="0.04cm" fo:padding-right="0.04cm"/>
    </style:style>
    <style:style style:name="gr21" style:family="graphic" style:parent-style-name="standard">
      <style:graphic-properties draw:stroke="none" svg:stroke-color="#000000" draw:fill="none" draw:fill-color="#ffffff" fo:min-height="1.0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.28cm"/>
      <style:paragraph-properties style:writing-mode="lr-tb"/>
    </style:style>
    <style:style style:name="P1" style:family="paragraph">
      <loext:graphic-properties draw:fill="solid" draw:fill-color="#fd8c3b" draw:opacity="50%"/>
    </style:style>
    <style:style style:name="P2" style:family="paragraph">
      <loext:graphic-properties draw:fill="solid" draw:fill-color="#fb694a" draw:opacity="50%"/>
    </style:style>
    <style:style style:name="P3" style:family="paragraph">
      <loext:graphic-properties draw:fill="solid" draw:fill-color="#73c476" draw:opacity="50%"/>
    </style:style>
    <style:style style:name="P4" style:family="paragraph">
      <loext:graphic-properties draw:fill="none" draw:fill-color="#ffffff"/>
      <style:paragraph-properties style:writing-mode="lr-tb"/>
      <style:text-properties fo:color="#f64845" loext:opacity="100%" loext:color-lum-mod="100%" loext:color-lum-off="0%" fo:font-size="42pt" fo:font-weight="bold" style:font-size-asian="42pt" style:font-weight-asian="bold" style:font-size-complex="42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69ba54" loext:opacity="100%" loext:color-lum-mod="100%" loext:color-lum-off="0%" fo:font-size="42pt" fo:font-weight="bold" style:font-size-asian="42pt" style:font-weight-asian="bold" style:font-size-complex="42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color="#f7932f" loext:opacity="100%" loext:color-lum-mod="100%" loext:color-lum-off="0%" fo:font-size="42pt" fo:font-weight="bold" style:font-size-asian="42pt" style:font-weight-asian="bold" style:font-size-complex="42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color="#f64845" loext:opacity="100%" loext:color-lum-mod="100%" loext:color-lum-off="0%"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69ba54" loext:opacity="100%" loext:color-lum-mod="100%" loext:color-lum-off="0%" fo:font-size="20pt" fo:font-weight="bold" style:font-size-asian="20pt" style:font-weight-asian="bold" style:font-size-complex="20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color="#f7932f" loext:opacity="100%" loext:color-lum-mod="100%" loext:color-lum-off="0%"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="solid" draw:fill-color="#73c476"/>
    </style:style>
    <style:style style:name="P11" style:family="paragraph">
      <loext:graphic-properties draw:fill="solid" draw:fill-color="#fd8c3b"/>
    </style:style>
    <style:style style:name="P12" style:family="paragraph">
      <loext:graphic-properties draw:fill="solid" draw:fill-color="#fb694a"/>
    </style:style>
    <style:style style:name="P13" style:family="paragraph">
      <loext:graphic-properties draw:fill="none" draw:opacity="0%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f64845" loext:opacity="100%" fo:font-size="42pt" fo:font-weight="bold" style:font-size-asian="42pt" style:font-weight-asian="bold" style:font-size-complex="42pt" style:font-weight-complex="bold"/>
    </style:style>
    <style:style style:name="T2" style:family="text">
      <style:text-properties fo:color="#69ba54" loext:opacity="100%" fo:font-size="42pt" fo:font-weight="bold" style:font-size-asian="42pt" style:font-weight-asian="bold" style:font-size-complex="42pt" style:font-weight-complex="bold"/>
    </style:style>
    <style:style style:name="T3" style:family="text">
      <style:text-properties fo:color="#f7932f" loext:opacity="100%" fo:font-size="42pt" fo:font-weight="bold" style:font-size-asian="42pt" style:font-weight-asian="bold" style:font-size-complex="42pt" style:font-weight-complex="bold"/>
    </style:style>
    <style:style style:name="T4" style:family="text">
      <style:text-properties fo:color="#f64845" loext:opacity="100%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69ba54" loext:opacity="100%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f7932f" loext:opacity="100%"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6.747cm" svg:height="6.471cm" svg:x="3.355cm" svg:y="7.671cm" svg:viewBox="0 0 6748 6472" draw:points="6748,3257 6198,0 1908,2709 0,4466 4975,6472">
          <text:p/>
        </draw:polygon>
        <draw:polygon draw:style-name="gr2" draw:text-style-name="P2" draw:layer="layout" svg:width="9cm" svg:height="7.833cm" svg:x="3.141cm" svg:y="5.191cm" svg:viewBox="0 0 9001 7834" draw:points="0,5064 6722,7834 9001,4922 7246,1107 1980,0 1308,344">
          <text:p/>
        </draw:polygon>
        <draw:polygon draw:style-name="gr3" draw:text-style-name="P3" draw:layer="layout" svg:width="9.827cm" svg:height="9.766cm" svg:x="2.009cm" svg:y="3.611cm" svg:viewBox="0 0 9828 9767" draw:points="5325,533 0,5571 575,6181 4295,9767 8421,9079 9828,6762 8219,395 5897,0">
          <text:p/>
        </draw:polygon>
        <draw:polygon draw:style-name="gr1" draw:text-style-name="P1" draw:layer="layout" svg:width="10.132cm" svg:height="9.356cm" svg:x="16.599cm" svg:y="3.899cm" svg:viewBox="0 0 10133 9357" draw:points="10133,3817 7912,4 6284,0 2925,22 1597,457 1115,1342 856,2260 0,5929 1527,8081 4276,9298 5289,9357 8807,7450">
          <text:p/>
        </draw:polygon>
        <draw:polygon draw:style-name="gr3" draw:text-style-name="P3" draw:layer="layout" svg:width="6.21cm" svg:height="5.169cm" svg:x="18.042cm" svg:y="5.056cm" svg:viewBox="0 0 6211 5170" draw:points="6211,2498 4397,0 496,969 0,3454 5108,5170">
          <text:p/>
        </draw:polygon>
        <draw:polygon draw:style-name="gr2" draw:text-style-name="P2" draw:layer="layout" svg:width="10.132cm" svg:height="9.302cm" svg:x="31.189cm" svg:y="3.926cm" svg:viewBox="0 0 10133 9303" draw:points="4202,452 0,4565 2221,8672 2758,9292 6312,9303 10133,5909 10043,2966 4848,0">
          <text:p/>
        </draw:polygon>
        <draw:polygon draw:style-name="gr3" draw:text-style-name="P3" draw:layer="layout" svg:width="6.338cm" svg:height="4.202cm" svg:x="34.389cm" svg:y="5.19cm" svg:viewBox="0 0 6339 4203" draw:points="4363,0 1004,17 802,277 0,3353 970,4203 4755,3621 6339,3164 5727,920">
          <text:p/>
        </draw:polygon>
        <draw:frame draw:style-name="gr4" draw:text-style-name="P4" draw:layer="layout" svg:width="2.885cm" svg:height="1.644cm" svg:x="34.662cm" svg:y="13.56cm">
          <draw:text-box>
            <text:p><text:span text:style-name="T1">No-I</text:span></text:p>
          </draw:text-box>
        </draw:frame>
        <draw:frame draw:style-name="gr5" draw:text-style-name="P5" draw:layer="layout" svg:width="4.777cm" svg:height="1.644cm" svg:x="34.045cm" svg:y="2.106cm">
          <draw:text-box>
            <text:p><text:span text:style-name="T2">Mono-I</text:span></text:p>
          </draw:text-box>
        </draw:frame>
        <draw:frame draw:style-name="gr5" draw:text-style-name="P5" draw:layer="layout" svg:width="4.777cm" svg:height="1.644cm" svg:x="19.266cm" svg:y="2.034cm">
          <draw:text-box>
            <text:p><text:span text:style-name="T2">Mono-I</text:span></text:p>
          </draw:text-box>
        </draw:frame>
        <draw:frame draw:style-name="gr6" draw:text-style-name="P6" draw:layer="layout" svg:width="5.603cm" svg:height="1.644cm" svg:x="18.865cm" svg:y="13.148cm">
          <draw:text-box>
            <text:p><text:span text:style-name="T3">Double-I</text:span></text:p>
          </draw:text-box>
        </draw:frame>
        <draw:frame draw:style-name="gr5" draw:text-style-name="P5" draw:layer="layout" svg:width="4.777cm" svg:height="1.644cm" svg:x="8.042cm" svg:y="3.871cm">
          <draw:text-box>
            <text:p><text:span text:style-name="T2">Mono-I</text:span></text:p>
          </draw:text-box>
        </draw:frame>
        <draw:frame draw:style-name="gr6" draw:text-style-name="P6" draw:layer="layout" svg:width="5.603cm" svg:height="1.644cm" svg:x="2.376cm" svg:y="13.081cm">
          <draw:text-box>
            <text:p><text:span text:style-name="T3">Double-I</text:span></text:p>
          </draw:text-box>
        </draw:frame>
        <draw:frame draw:style-name="gr4" draw:text-style-name="P4" draw:layer="layout" svg:width="2.885cm" svg:height="1.644cm" svg:x="2.173cm" svg:y="4.743cm">
          <draw:text-box>
            <text:p><text:span text:style-name="T1">No-I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4.352cm" svg:height="3.927cm" svg:x="8.985cm" svg:y="3.747cm" svg:viewBox="0 0 4353 3928" draw:points="4353,1977 3998,0 1231,1644 0,2711 3209,3928">
          <text:p/>
        </draw:polygon>
        <draw:polygon draw:style-name="gr2" draw:text-style-name="P2" draw:layer="layout" svg:width="5.805cm" svg:height="4.754cm" svg:x="8.847cm" svg:y="2.242cm" svg:viewBox="0 0 5806 4755" draw:points="0,3074 4336,4755 5806,2988 4674,672 1277,0 844,209">
          <text:p/>
        </draw:polygon>
        <draw:polygon draw:style-name="gr3" draw:text-style-name="P3" draw:layer="layout" svg:width="6.338cm" svg:height="5.927cm" svg:x="8.117cm" svg:y="1.283cm" svg:viewBox="0 0 6339 5928" draw:points="3435,324 0,3381 371,3752 2770,5928 5432,5511 6339,4104 5302,240 3804,0">
          <text:p/>
        </draw:polygon>
        <draw:polygon draw:style-name="gr1" draw:text-style-name="P1" draw:layer="layout" svg:width="6.535cm" svg:height="5.678cm" svg:x="17.528cm" svg:y="1.458cm" svg:viewBox="0 0 6536 5679" draw:points="6536,2317 5104,2 4053,0 1887,13 1030,277 719,815 552,1372 0,3599 985,4905 2758,5644 3412,5679 5681,4522">
          <text:p/>
        </draw:polygon>
        <draw:polygon draw:style-name="gr3" draw:text-style-name="P3" draw:layer="layout" svg:width="4.005cm" svg:height="3.137cm" svg:x="18.459cm" svg:y="2.16cm" svg:viewBox="0 0 4006 3138" draw:points="4006,1516 2836,0 320,588 0,2096 3295,3138">
          <text:p/>
        </draw:polygon>
        <draw:polygon draw:style-name="gr2" draw:text-style-name="P2" draw:layer="layout" svg:width="6.535cm" svg:height="5.646cm" svg:x="26.939cm" svg:y="1.274cm" svg:viewBox="0 0 6536 5647" draw:points="2710,274 0,2771 1433,5264 1779,5640 4071,5647 6536,3587 6478,1800 3127,0">
          <text:p/>
        </draw:polygon>
        <draw:polygon draw:style-name="gr3" draw:text-style-name="P3" draw:layer="layout" svg:width="4.088cm" svg:height="2.55cm" svg:x="29.004cm" svg:y="2.241cm" svg:viewBox="0 0 4089 2551" draw:points="2814,0 648,10 517,168 0,2035 626,2551 3067,2198 4089,1920 3694,558">
          <text:p/>
        </draw:polygon>
        <draw:frame draw:style-name="gr7" draw:text-style-name="P7" draw:layer="layout" svg:width="1.745cm" svg:height="1.644cm" svg:x="28.989cm" svg:y="6.92cm">
          <draw:text-box>
            <text:p><text:span text:style-name="T4">No-I</text:span></text:p>
          </draw:text-box>
        </draw:frame>
        <draw:frame draw:style-name="gr8" draw:text-style-name="P8" draw:layer="layout" svg:width="4.771cm" svg:height="1.642cm" svg:x="29.171cm" svg:y="0.495cm">
          <draw:text-box>
            <text:p><text:span text:style-name="T5">Mono-I</text:span></text:p>
          </draw:text-box>
        </draw:frame>
        <draw:frame draw:style-name="gr8" draw:text-style-name="P8" draw:layer="layout" svg:width="4.771cm" svg:height="1.642cm" svg:x="19.708cm" svg:y="0.592cm">
          <draw:text-box>
            <text:p><text:span text:style-name="T5">Mono-I</text:span></text:p>
          </draw:text-box>
        </draw:frame>
        <draw:frame draw:style-name="gr9" draw:text-style-name="P9" draw:layer="layout" svg:width="5.596cm" svg:height="1.641cm" svg:x="16.288cm" svg:y="6.475cm">
          <draw:text-box>
            <text:p><text:span text:style-name="T6">Double-I</text:span></text:p>
          </draw:text-box>
        </draw:frame>
        <draw:frame draw:style-name="gr10" draw:text-style-name="P8" draw:layer="layout" svg:width="4.77cm" svg:height="1.642cm" svg:x="10.748cm" svg:y="0.447cm">
          <draw:text-box>
            <text:p><text:span text:style-name="T5">Mono-I</text:span></text:p>
          </draw:text-box>
        </draw:frame>
        <draw:frame draw:style-name="gr6" draw:text-style-name="P9" draw:layer="layout" svg:width="5.603cm" svg:height="1.644cm" svg:x="8.366cm" svg:y="7.128cm">
          <draw:text-box>
            <text:p><text:span text:style-name="T6">Double-I</text:span></text:p>
          </draw:text-box>
        </draw:frame>
        <draw:frame draw:style-name="gr11" draw:text-style-name="P7" draw:layer="layout" svg:width="2.881cm" svg:height="1.641cm" svg:x="8.033cm" svg:y="2.196cm">
          <draw:text-box>
            <text:p><text:span text:style-name="T4">No-I</text:span></text:p>
          </draw:text-box>
        </draw:frame>
        <draw:g>
          <draw:path draw:style-name="gr12" draw:text-style-name="P10" draw:layer="layout" svg:width="0.327cm" svg:height="0.328cm" svg:x="13.378cm" svg:y="9.44cm" svg:viewBox="0 0 328 329" svg:d="M164 329c44 0 85-18 116-49s48-72 48-116c0-43-17-85-48-116s-72-48-116-48c-43 0-85 17-115 48-31 31-49 73-49 116 0 44 18 85 49 116 30 31 72 49 115 49z">
            <text:p/>
          </draw:path>
          <draw:path draw:style-name="gr12" draw:text-style-name="P10" draw:layer="layout" svg:width="0.327cm" svg:height="0.328cm" svg:x="11.827cm" svg:y="13.655cm" svg:viewBox="0 0 328 329" svg:d="M164 329c43 0 86-18 116-48 31-31 48-73 48-117 0-43-17-85-48-116-30-31-73-48-116-48-44 0-85 17-116 48s-48 73-48 116c0 44 17 86 48 117 31 30 72 48 116 48z">
            <text:p/>
          </draw:path>
          <draw:path draw:style-name="gr12" draw:text-style-name="P10" draw:layer="layout" svg:width="0.327cm" svg:height="0.328cm" svg:x="12.293cm" svg:y="14.262cm" svg:viewBox="0 0 328 329" svg:d="M164 329c44 0 85-18 116-48 31-31 48-73 48-117 0-43-17-85-48-116s-72-48-116-48c-43 0-85 17-116 48s-48 73-48 116c0 44 17 86 48 117 31 30 73 48 116 48z">
            <text:p/>
          </draw:path>
          <draw:path draw:style-name="gr12" draw:text-style-name="P10" draw:layer="layout" svg:width="0.327cm" svg:height="0.328cm" svg:x="8.844cm" svg:y="12.882cm" svg:viewBox="0 0 328 329" svg:d="M164 329c43 0 85-17 115-48 32-31 49-73 49-116 0-44-17-86-49-117-30-31-72-48-115-48-44 0-86 17-116 48-31 31-48 73-48 117 0 43 17 85 48 116 30 31 72 48 116 48z">
            <text:p/>
          </draw:path>
          <draw:path draw:style-name="gr12" draw:text-style-name="P10" draw:layer="layout" svg:width="0.327cm" svg:height="0.328cm" svg:x="12cm" svg:y="9.205cm" svg:viewBox="0 0 328 329" svg:d="M164 329c44 0 86-18 116-48 31-31 48-73 48-117 0-43-17-85-48-116-30-31-72-48-116-48-43 0-85 17-116 48s-48 73-48 116c0 44 17 86 48 117 31 30 73 48 116 48z">
            <text:p/>
          </draw:path>
          <draw:path draw:style-name="gr12" draw:text-style-name="P10" draw:layer="layout" svg:width="0.327cm" svg:height="0.328cm" svg:x="12.548cm" svg:y="9.855cm" svg:viewBox="0 0 328 329" svg:d="M164 329c44 0 85-18 116-48 31-31 48-73 48-117s-17-85-48-116-72-48-116-48-86 17-116 48c-31 31-48 72-48 116s17 86 48 117c30 30 72 48 116 48z">
            <text:p/>
          </draw:path>
          <draw:path draw:style-name="gr12" draw:text-style-name="P10" draw:layer="layout" svg:width="0.327cm" svg:height="0.328cm" svg:x="9.979cm" svg:y="13.096cm" svg:viewBox="0 0 328 329" svg:d="M164 329c44 0 86-18 116-48 31-31 48-73 48-117 0-43-17-85-48-116-30-31-72-48-116-48s-85 17-116 48-48 73-48 116c0 44 17 86 48 117 31 30 72 48 116 48z">
            <text:p/>
          </draw:path>
          <draw:path draw:style-name="gr12" draw:text-style-name="P10" draw:layer="layout" svg:width="0.327cm" svg:height="0.328cm" svg:x="9.522cm" svg:y="12.663cm" svg:viewBox="0 0 328 329" svg:d="M164 329c43 0 85-17 116-48s48-73 48-116c0-44-17-85-48-116s-73-49-116-49c-44 0-86 18-116 49-31 31-48 72-48 116 0 43 17 85 48 116 30 31 72 48 116 48z">
            <text:p/>
          </draw:path>
          <draw:path draw:style-name="gr12" draw:text-style-name="P10" draw:layer="layout" svg:width="0.327cm" svg:height="0.328cm" svg:x="14.087cm" svg:y="12.531cm" svg:viewBox="0 0 328 329" svg:d="M164 329c43 0 85-18 116-48 31-31 48-73 48-117 0-43-17-85-48-116s-73-48-116-48c-44 0-86 17-116 48-31 31-48 73-48 116 0 44 17 86 48 117 30 30 72 48 116 48z">
            <text:p/>
          </draw:path>
          <draw:path draw:style-name="gr12" draw:text-style-name="P10" draw:layer="layout" svg:width="0.327cm" svg:height="0.328cm" svg:x="10.16cm" svg:y="13.348cm" svg:viewBox="0 0 328 329" svg:d="M164 329c43 0 85-18 116-48 31-31 48-73 48-117 0-43-17-85-48-116s-73-48-116-48c-44 0-86 17-116 48-31 31-48 73-48 116 0 44 17 86 48 117 30 30 72 48 116 48z">
            <text:p/>
          </draw:path>
          <draw:path draw:style-name="gr12" draw:text-style-name="P10" draw:layer="layout" svg:width="0.327cm" svg:height="0.328cm" svg:x="11.094cm" svg:y="11.211cm" svg:viewBox="0 0 328 329" svg:d="M164 329c43 0 85-17 115-48 31-31 49-73 49-116 0-44-18-86-49-117-30-31-72-48-115-48-44 0-86 17-116 48-31 31-48 73-48 117 0 43 17 85 48 116 30 31 72 48 116 48z">
            <text:p/>
          </draw:path>
          <draw:path draw:style-name="gr12" draw:text-style-name="P10" draw:layer="layout" svg:width="0.327cm" svg:height="0.328cm" svg:x="13.498cm" svg:y="14.606cm" svg:viewBox="0 0 328 329" svg:d="M164 329c43 0 85-18 116-48 31-31 48-73 48-117 0-43-17-85-48-116s-73-48-116-48c-44 0-86 17-116 48-31 31-48 73-48 116 0 44 17 86 48 117 30 30 72 48 116 48z">
            <text:p/>
          </draw:path>
          <draw:path draw:style-name="gr12" draw:text-style-name="P10" draw:layer="layout" svg:width="0.327cm" svg:height="0.328cm" svg:x="10.488cm" svg:y="12.468cm" svg:viewBox="0 0 328 329" svg:d="M164 329c43 0 85-18 116-48 31-31 48-73 48-117 0-43-17-85-48-116s-73-48-116-48c-44 0-86 17-116 48-31 31-48 73-48 116 0 44 17 86 48 117 30 30 72 48 116 48z">
            <text:p/>
          </draw:path>
          <draw:path draw:style-name="gr12" draw:text-style-name="P10" draw:layer="layout" svg:width="0.327cm" svg:height="0.328cm" svg:x="11.668cm" svg:y="10.722cm" svg:viewBox="0 0 328 329" svg:d="M164 329c44 0 85-18 116-49s48-72 48-116-17-85-48-116-72-48-116-48c-43 0-85 17-116 48s-48 72-48 116 17 85 48 116 73 49 116 49z">
            <text:p/>
          </draw:path>
          <draw:path draw:style-name="gr12" draw:text-style-name="P10" draw:layer="layout" svg:width="0.327cm" svg:height="0.328cm" svg:x="8.503cm" svg:y="12.519cm" svg:viewBox="0 0 328 329" svg:d="M164 329c43 0 85-18 115-48 32-31 49-73 49-117s-17-85-49-116c-30-31-72-48-115-48-44 0-86 17-116 48-31 31-48 72-48 116s17 86 48 117c30 30 72 48 116 48z">
            <text:p/>
          </draw:path>
          <draw:path draw:style-name="gr12" draw:text-style-name="P10" draw:layer="layout" svg:width="0.327cm" svg:height="0.328cm" svg:x="11.454cm" svg:y="13.627cm" svg:viewBox="0 0 328 329" svg:d="M164 329c43 0 85-18 115-48 32-31 49-73 49-117 0-43-17-85-49-116-30-31-72-48-115-48-44 0-86 17-116 48-31 31-48 73-48 116 0 44 17 86 48 117 30 30 72 48 116 48z">
            <text:p/>
          </draw:path>
          <draw:path draw:style-name="gr12" draw:text-style-name="P10" draw:layer="layout" svg:width="0.327cm" svg:height="0.328cm" svg:x="10.567cm" svg:y="11.317cm" svg:viewBox="0 0 328 329" svg:d="M164 329c44 0 86-18 116-48 31-31 48-73 48-117 0-43-17-84-48-116-30-31-72-48-116-48s-85 17-116 48c-31 32-48 73-48 116 0 44 17 86 48 117 31 30 72 48 116 48z">
            <text:p/>
          </draw:path>
          <draw:path draw:style-name="gr12" draw:text-style-name="P10" draw:layer="layout" svg:width="0.327cm" svg:height="0.328cm" svg:x="11.89cm" svg:y="14.487cm" svg:viewBox="0 0 328 329" svg:d="M164 329c44 0 86-18 116-48 31-31 48-73 48-117s-17-85-48-116c-30-31-72-48-116-48s-85 17-116 48-48 72-48 116 17 86 48 117c31 30 72 48 116 48z">
            <text:p/>
          </draw:path>
          <draw:path draw:style-name="gr12" draw:text-style-name="P10" draw:layer="layout" svg:width="0.327cm" svg:height="0.328cm" svg:x="11.185cm" svg:y="14.164cm" svg:viewBox="0 0 328 329" svg:d="M164 329c43 0 85-18 116-48 31-31 48-73 48-117 0-43-17-85-48-116s-73-48-116-48c-44 0-86 17-116 48-31 31-48 73-48 116 0 44 17 86 48 117 30 30 72 48 116 48z">
            <text:p/>
          </draw:path>
          <draw:path draw:style-name="gr13" draw:text-style-name="P11" draw:layer="layout" svg:width="0.327cm" svg:height="0.328cm" svg:x="13.304cm" svg:y="13.558cm" svg:viewBox="0 0 328 329" svg:d="M164 329c44 0 85-18 116-48 31-31 48-73 48-117 0-43-17-85-48-116s-72-48-116-48-85 17-116 48-48 73-48 116c0 44 17 86 48 117 31 30 72 48 116 48z">
            <text:p/>
          </draw:path>
          <draw:path draw:style-name="gr13" draw:text-style-name="P11" draw:layer="layout" svg:width="0.327cm" svg:height="0.328cm" svg:x="10.22cm" svg:y="14.442cm" svg:viewBox="0 0 328 329" svg:d="M164 329c43 0 86-18 116-48 31-31 48-73 48-117 0-43-17-85-48-116-30-31-73-48-116-48-44 0-85 17-116 48s-48 73-48 116c0 44 17 86 48 117 31 30 72 48 116 48z">
            <text:p/>
          </draw:path>
          <draw:path draw:style-name="gr13" draw:text-style-name="P11" draw:layer="layout" svg:width="0.327cm" svg:height="0.328cm" svg:x="9.302cm" svg:y="14.277cm" svg:viewBox="0 0 328 329" svg:d="M164 329c44 0 85-18 116-48 31-31 48-73 48-117 0-43-17-85-48-116s-72-48-116-48-86 17-116 48c-31 31-48 73-48 116 0 44 17 86 48 117 30 30 72 48 116 48z">
            <text:p/>
          </draw:path>
          <draw:path draw:style-name="gr13" draw:text-style-name="P11" draw:layer="layout" svg:width="0.327cm" svg:height="0.328cm" svg:x="12.252cm" svg:y="15.47cm" svg:viewBox="0 0 328 329" svg:d="M164 329c44 0 85-18 116-48 31-31 48-73 48-116 0-44-17-86-48-117s-72-48-116-48-86 17-116 48c-31 31-48 73-48 117 0 43 17 85 48 116 30 30 72 48 116 48z">
            <text:p/>
          </draw:path>
          <draw:path draw:style-name="gr13" draw:text-style-name="P11" draw:layer="layout" svg:width="0.327cm" svg:height="0.328cm" svg:x="12.978cm" svg:y="11.621cm" svg:viewBox="0 0 328 329" svg:d="M164 329c44 0 85-18 116-48 31-31 48-73 48-117 0-43-17-85-48-116s-72-48-116-48c-43 0-85 17-116 48s-48 73-48 116c0 44 17 86 48 117 31 30 73 48 116 48z">
            <text:p/>
          </draw:path>
          <draw:path draw:style-name="gr13" draw:text-style-name="P11" draw:layer="layout" svg:width="0.327cm" svg:height="0.328cm" svg:x="10.433cm" svg:y="13.231cm" svg:viewBox="0 0 328 329" svg:d="M164 329c44 0 86-17 116-48 31-31 48-73 48-116 0-44-17-86-48-117-30-31-72-48-116-48-43 0-85 17-115 48-31 31-49 73-49 117 0 43 18 85 49 116 30 31 72 48 115 48z">
            <text:p/>
          </draw:path>
          <draw:polygon draw:style-name="gr14" draw:text-style-name="P12" draw:layer="layout" svg:width="0.327cm" svg:height="0.328cm" svg:x="10.348cm" svg:y="10.145cm" svg:viewBox="0 0 328 329" draw:points="164,0 0,329 328,329">
            <text:p/>
          </draw:polygon>
          <draw:polygon draw:style-name="gr14" draw:text-style-name="P12" draw:layer="layout" svg:width="0.327cm" svg:height="0.328cm" svg:x="9.175cm" svg:y="13.158cm" svg:viewBox="0 0 328 329" draw:points="164,0 0,329 328,329">
            <text:p/>
          </draw:polygon>
          <draw:polygon draw:style-name="gr14" draw:text-style-name="P12" draw:layer="layout" svg:width="0.327cm" svg:height="0.328cm" svg:x="9.932cm" svg:y="11.526cm" svg:viewBox="0 0 328 329" draw:points="164,0 0,329 328,329">
            <text:p/>
          </draw:polygon>
          <draw:polygon draw:style-name="gr14" draw:text-style-name="P12" draw:layer="layout" svg:width="0.327cm" svg:height="0.328cm" svg:x="9.759cm" svg:y="11.185cm" svg:viewBox="0 0 328 329" draw:points="164,0 0,329 328,329">
            <text:p/>
          </draw:polygon>
          <draw:polygon draw:style-name="gr14" draw:text-style-name="P12" draw:layer="layout" svg:width="0.327cm" svg:height="0.328cm" svg:x="13.161cm" svg:y="14.805cm" svg:viewBox="0 0 328 329" draw:points="164,0 0,329 328,329">
            <text:p/>
          </draw:polygon>
          <draw:polygon draw:style-name="gr14" draw:text-style-name="P12" draw:layer="layout" svg:width="0.327cm" svg:height="0.328cm" svg:x="13.959cm" svg:y="11.909cm" svg:viewBox="0 0 328 329" draw:points="164,0 0,329 328,329">
            <text:p/>
          </draw:polygon>
          <draw:polygon draw:style-name="gr14" draw:text-style-name="P12" draw:layer="layout" svg:width="0.327cm" svg:height="0.328cm" svg:x="10.908cm" svg:y="13.853cm" svg:viewBox="0 0 328 329" draw:points="164,0 0,329 328,329">
            <text:p/>
          </draw:polygon>
          <draw:polygon draw:style-name="gr14" draw:text-style-name="P12" draw:layer="layout" svg:width="0.327cm" svg:height="0.328cm" svg:x="11.884cm" svg:y="12.729cm" svg:viewBox="0 0 328 329" draw:points="164,0 0,329 328,329">
            <text:p/>
          </draw:polygon>
          <draw:polygon draw:style-name="gr14" draw:text-style-name="P12" draw:layer="layout" svg:width="0.327cm" svg:height="0.328cm" svg:x="12.188cm" svg:y="11.936cm" svg:viewBox="0 0 328 329" draw:points="164,0 0,329 328,329">
            <text:p/>
          </draw:polygon>
          <draw:polygon draw:style-name="gr14" draw:text-style-name="P12" draw:layer="layout" svg:width="0.327cm" svg:height="0.328cm" svg:x="14.513cm" svg:y="13.073cm" svg:viewBox="0 0 328 329" draw:points="164,0 0,329 328,329">
            <text:p/>
          </draw:polygon>
          <draw:polygon draw:style-name="gr14" draw:text-style-name="P12" draw:layer="layout" svg:width="0.327cm" svg:height="0.328cm" svg:x="11.709cm" svg:y="12.164cm" svg:viewBox="0 0 328 329" draw:points="164,0 0,329 328,329">
            <text:p/>
          </draw:polygon>
          <draw:polygon draw:style-name="gr14" draw:text-style-name="P12" draw:layer="layout" svg:width="0.327cm" svg:height="0.328cm" svg:x="9.951cm" svg:y="10.35cm" svg:viewBox="0 0 328 329" draw:points="164,0 0,329 328,329">
            <text:p/>
          </draw:polygon>
          <draw:polygon draw:style-name="gr14" draw:text-style-name="P12" draw:layer="layout" svg:width="0.327cm" svg:height="0.328cm" svg:x="13.473cm" svg:y="10.804cm" svg:viewBox="0 0 328 329" draw:points="164,0 0,329 328,329">
            <text:p/>
          </draw:polygon>
          <draw:polygon draw:style-name="gr14" draw:text-style-name="P12" draw:layer="layout" svg:width="0.327cm" svg:height="0.328cm" svg:x="11.968cm" svg:y="12.778cm" svg:viewBox="0 0 328 329" draw:points="164,0 0,329 328,329">
            <text:p/>
          </draw:polygon>
          <draw:polygon draw:style-name="gr12" draw:text-style-name="P10" draw:layer="layout" svg:width="0.327cm" svg:height="0.328cm" svg:x="12.901cm" svg:y="13.117cm" svg:viewBox="0 0 328 329" draw:points="164,0 0,329 328,329">
            <text:p/>
          </draw:polygon>
          <draw:polygon draw:style-name="gr12" draw:text-style-name="P10" draw:layer="layout" svg:width="0.327cm" svg:height="0.328cm" svg:x="11.051cm" svg:y="15.015cm" svg:viewBox="0 0 328 329" draw:points="164,0 0,329 328,329">
            <text:p/>
          </draw:polygon>
          <draw:polygon draw:style-name="gr12" draw:text-style-name="P10" draw:layer="layout" svg:width="0.327cm" svg:height="0.328cm" svg:x="13.57cm" svg:y="12.88cm" svg:viewBox="0 0 328 329" draw:points="164,0 0,329 328,329">
            <text:p/>
          </draw:polygon>
          <draw:polygon draw:style-name="gr12" draw:text-style-name="P10" draw:layer="layout" svg:width="0.327cm" svg:height="0.328cm" svg:x="14.332cm" svg:y="13.227cm" svg:viewBox="0 0 328 329" draw:points="164,0 0,329 328,329">
            <text:p/>
          </draw:polygon>
          <draw:polygon draw:style-name="gr12" draw:text-style-name="P10" draw:layer="layout" svg:width="0.327cm" svg:height="0.328cm" svg:x="12.591cm" svg:y="12.435cm" svg:viewBox="0 0 328 329" draw:points="164,0 0,329 328,329">
            <text:p/>
          </draw:polygon>
          <draw:polygon draw:style-name="gr12" draw:text-style-name="P10" draw:layer="layout" svg:width="0.327cm" svg:height="0.328cm" svg:x="14.024cm" svg:y="12.921cm" svg:viewBox="0 0 328 329" draw:points="164,0 0,329 328,329">
            <text:p/>
          </draw:polygon>
          <draw:polygon draw:style-name="gr12" draw:text-style-name="P10" draw:layer="layout" svg:width="0.327cm" svg:height="0.328cm" svg:x="11.428cm" svg:y="11.762cm" svg:viewBox="0 0 328 329" draw:points="164,0 0,329 328,329">
            <text:p/>
          </draw:polygon>
          <draw:polygon draw:style-name="gr12" draw:text-style-name="P10" draw:layer="layout" svg:width="0.327cm" svg:height="0.328cm" svg:x="11.467cm" svg:y="12.352cm" svg:viewBox="0 0 328 329" draw:points="164,0 0,329 328,329">
            <text:p/>
          </draw:polygon>
          <draw:polygon draw:style-name="gr12" draw:text-style-name="P10" draw:layer="layout" svg:width="0.327cm" svg:height="0.328cm" svg:x="12.139cm" svg:y="11.622cm" svg:viewBox="0 0 328 329" draw:points="164,0 0,329 328,329">
            <text:p/>
          </draw:polygon>
          <draw:polygon draw:style-name="gr12" draw:text-style-name="P10" draw:layer="layout" svg:width="0.327cm" svg:height="0.328cm" svg:x="11.661cm" svg:y="9.522cm" svg:viewBox="0 0 328 329" draw:points="164,0 0,329 328,329">
            <text:p/>
          </draw:polygon>
          <draw:polygon draw:style-name="gr12" draw:text-style-name="P10" draw:layer="layout" svg:width="0.327cm" svg:height="0.328cm" svg:x="12.873cm" svg:y="9.997cm" svg:viewBox="0 0 328 329" draw:points="164,0 0,329 328,329">
            <text:p/>
          </draw:polygon>
          <draw:polygon draw:style-name="gr12" draw:text-style-name="P10" draw:layer="layout" svg:width="0.327cm" svg:height="0.328cm" svg:x="12.055cm" svg:y="8.578cm" svg:viewBox="0 0 328 329" draw:points="164,0 0,329 328,329">
            <text:p/>
          </draw:polygon>
          <draw:custom-shape draw:style-name="gr15" draw:text-style-name="P13" draw:layer="layout" svg:width="6.732cm" svg:height="6.976cm" svg:x="8.379cm" svg:y="9.086cm">
            <text:p/>
            <draw:enhanced-geometry svg:viewBox="0 0 21600 21600" draw:type="rectangle" draw:enhanced-path="M 0 0 L 21600 0 21600 21600 0 21600 0 0 Z N"/>
          </draw:custom-shape>
          <draw:path draw:style-name="gr12" draw:text-style-name="P10" draw:layer="layout" svg:width="0.327cm" svg:height="0.328cm" svg:x="8.822cm" svg:y="8.583cm" svg:viewBox="0 0 328 329" svg:d="M164 329c43 0 86-18 116-48 31-31 48-73 48-117 0-43-17-85-48-116-30-31-73-48-116-48-44 0-85 17-116 48s-48 73-48 116c0 44 17 86 48 117 31 30 72 48 116 48z">
            <text:p/>
          </draw:path>
          <draw:frame draw:style-name="gr16" draw:text-style-name="P14" draw:layer="layout" svg:width="2.402cm" svg:height="4.515cm" svg:x="9.399cm" svg:y="8.471cm">
            <draw:text-box>
              <text:p><text:span text:style-name="T7">mRNA A</text:span></text:p>
            </draw:text-box>
          </draw:frame>
          <draw:frame draw:style-name="gr17" draw:text-style-name="P14" draw:layer="layout" svg:width="2.402cm" svg:height="4.516cm" svg:x="12.54cm" svg:y="8.472cm">
            <draw:text-box>
              <text:p><text:span text:style-name="T7">mRNA B</text:span></text:p>
            </draw:text-box>
          </draw:frame>
        </draw:g>
        <draw:g>
          <draw:path draw:style-name="gr12" draw:text-style-name="P10" draw:layer="layout" svg:width="0.327cm" svg:height="0.328cm" svg:x="21.321cm" svg:y="10.243cm" svg:viewBox="0 0 328 329" svg:d="M164 329c43 0 85-18 116-48 31-31 48-73 48-116 0-44-17-86-48-117s-73-48-116-48c-44 0-85 17-116 48s-48 73-48 117c0 43 17 85 48 116 31 30 72 48 116 48z">
            <text:p/>
          </draw:path>
          <draw:path draw:style-name="gr12" draw:text-style-name="P10" draw:layer="layout" svg:width="0.327cm" svg:height="0.328cm" svg:x="19.008cm" svg:y="10.82cm" svg:viewBox="0 0 328 329" svg:d="M164 329c43 0 85-18 115-48 32-31 49-73 49-117 0-43-17-85-49-116-30-31-72-48-115-48-44 0-85 17-116 48s-48 73-48 116c0 44 17 86 48 117 31 30 72 48 116 48z">
            <text:p/>
          </draw:path>
          <draw:path draw:style-name="gr12" draw:text-style-name="P10" draw:layer="layout" svg:width="0.327cm" svg:height="0.328cm" svg:x="22.397cm" svg:y="11.729cm" svg:viewBox="0 0 328 329" svg:d="M164 329c44 0 85-18 116-49s48-72 48-116c0-43-17-85-48-116s-72-48-116-48-85 17-116 48-48 73-48 116c0 44 17 85 48 116s72 49 116 49z">
            <text:p/>
          </draw:path>
          <draw:path draw:style-name="gr12" draw:text-style-name="P10" draw:layer="layout" svg:width="0.327cm" svg:height="0.328cm" svg:x="21.743cm" svg:y="13.319cm" svg:viewBox="0 0 328 329" svg:d="M164 329c44 0 85-17 116-48s48-73 48-116c0-44-17-85-48-116-31-32-72-49-116-49s-85 17-116 49c-31 31-48 72-48 116 0 43 17 85 48 116s72 48 116 48z">
            <text:p/>
          </draw:path>
          <draw:path draw:style-name="gr12" draw:text-style-name="P10" draw:layer="layout" svg:width="0.327cm" svg:height="0.328cm" svg:x="18.714cm" svg:y="12.297cm" svg:viewBox="0 0 328 329" svg:d="M164 329c43 0 85-18 116-48 31-31 48-73 48-117 0-43-17-85-48-116s-73-48-116-48c-44 0-85 17-116 48s-48 73-48 116c0 44 17 86 48 117 31 30 72 48 116 48z">
            <text:p/>
          </draw:path>
          <draw:path draw:style-name="gr12" draw:text-style-name="P10" draw:layer="layout" svg:width="0.327cm" svg:height="0.328cm" svg:x="21.292cm" svg:y="10.956cm" svg:viewBox="0 0 328 329" svg:d="M164 329c43 0 85-18 115-48 31-31 49-73 49-117 0-43-18-85-49-116-30-31-72-48-115-48-44 0-86 17-116 48-31 31-48 73-48 116 0 44 17 86 48 117 30 30 72 48 116 48z">
            <text:p/>
          </draw:path>
          <draw:path draw:style-name="gr13" draw:text-style-name="P11" draw:layer="layout" svg:width="0.327cm" svg:height="0.328cm" svg:x="22.891cm" svg:y="10.182cm" svg:viewBox="0 0 328 329" svg:d="M164 329c44 0 86-18 116-48 31-31 48-73 48-117s-17-85-48-116c-30-31-72-48-116-48-43 0-85 17-115 48-32 31-49 72-49 116s17 86 49 117c30 30 72 48 115 48z">
            <text:p/>
          </draw:path>
          <draw:path draw:style-name="gr13" draw:text-style-name="P11" draw:layer="layout" svg:width="0.327cm" svg:height="0.328cm" svg:x="20.995cm" svg:y="11.582cm" svg:viewBox="0 0 328 329" svg:d="M164 329c43 0 85-17 115-48 32-31 49-73 49-116 0-44-17-86-49-117-30-31-72-48-115-48-44 0-86 17-116 48-31 31-48 73-48 117 0 43 17 85 48 116 30 31 72 48 116 48z">
            <text:p/>
          </draw:path>
          <draw:path draw:style-name="gr18" draw:text-style-name="P11" draw:layer="layout" svg:width="0.327cm" svg:height="0.328cm" svg:x="18.519cm" svg:y="10.353cm" svg:viewBox="0 0 328 329" svg:d="M164 329c44 0 86-18 116-48 31-31 48-73 48-117 0-43-17-85-48-116-30-31-72-48-116-48s-85 17-116 48-48 73-48 116c0 44 17 86 48 117 31 30 72 48 116 48z">
            <text:p/>
          </draw:path>
          <draw:path draw:style-name="gr19" draw:text-style-name="P15" draw:layer="layout" svg:width="0.327cm" svg:height="0.328cm" svg:x="18.519cm" svg:y="10.353cm" svg:viewBox="0 0 328 329" svg:d="M164 329c44 0 86-18 116-48 31-31 48-73 48-117 0-43-17-85-48-116-30-31-72-48-116-48s-85 17-116 48-48 73-48 116c0 44 17 86 48 117 31 30 72 48 116 48z">
            <text:p/>
          </draw:path>
          <draw:path draw:style-name="gr13" draw:text-style-name="P11" draw:layer="layout" svg:width="0.327cm" svg:height="0.328cm" svg:x="18.763cm" svg:y="14.362cm" svg:viewBox="0 0 328 329" svg:d="M164 329c43 0 86-18 116-49 31-31 48-72 48-116 0-43-17-85-48-116-30-31-73-48-116-48-44 0-85 17-116 48s-48 73-48 116c0 44 17 85 48 116s72 49 116 49z">
            <text:p/>
          </draw:path>
          <draw:path draw:style-name="gr13" draw:text-style-name="P11" draw:layer="layout" svg:width="0.327cm" svg:height="0.328cm" svg:x="23.868cm" svg:y="11.825cm" svg:viewBox="0 0 328 329" svg:d="M164 329c44 0 86-18 116-48 31-31 48-73 48-117 0-43-17-85-48-116-30-31-72-48-116-48-43 0-85 17-115 48-32 31-49 73-49 116 0 44 17 86 49 117 30 30 72 48 115 48z">
            <text:p/>
          </draw:path>
          <draw:path draw:style-name="gr13" draw:text-style-name="P11" draw:layer="layout" svg:width="0.327cm" svg:height="0.328cm" svg:x="21.439cm" svg:y="11.149cm" svg:viewBox="0 0 328 329" svg:d="M164 329c44 0 86-18 116-48 31-31 48-73 48-117s-17-85-48-116c-30-31-72-48-116-48s-85 17-116 48-48 72-48 116 17 86 48 117c31 30 72 48 116 48z">
            <text:p/>
          </draw:path>
          <draw:path draw:style-name="gr13" draw:text-style-name="P11" draw:layer="layout" svg:width="0.327cm" svg:height="0.328cm" svg:x="19.358cm" svg:y="13.429cm" svg:viewBox="0 0 328 329" svg:d="M164 329c43 0 85-17 115-48 32-31 49-73 49-117 0-43-17-85-49-116-30-31-72-48-115-48-44 0-86 17-116 48-31 31-48 73-48 116 0 44 17 86 48 117 30 31 72 48 116 48z">
            <text:p/>
          </draw:path>
          <draw:path draw:style-name="gr13" draw:text-style-name="P11" draw:layer="layout" svg:width="0.327cm" svg:height="0.328cm" svg:x="21.585cm" svg:y="9.555cm" svg:viewBox="0 0 328 329" svg:d="M164 329c44 0 85-18 116-48 31-31 48-73 48-117 0-43-17-85-48-116s-72-48-116-48-85 17-116 48-48 73-48 116c0 44 17 86 48 117 31 30 72 48 116 48z">
            <text:p/>
          </draw:path>
          <draw:path draw:style-name="gr13" draw:text-style-name="P11" draw:layer="layout" svg:width="0.327cm" svg:height="0.328cm" svg:x="19.853cm" svg:y="12.848cm" svg:viewBox="0 0 328 329" svg:d="M164 329c44 0 85-18 116-48 31-31 48-73 48-117s-17-85-48-116-72-48-116-48c-43 0-86 17-116 48-31 31-48 72-48 116s17 86 48 117c30 30 73 48 116 48z">
            <text:p/>
          </draw:path>
          <draw:path draw:style-name="gr13" draw:text-style-name="P11" draw:layer="layout" svg:width="0.327cm" svg:height="0.328cm" svg:x="21.548cm" svg:y="12.954cm" svg:viewBox="0 0 328 329" svg:d="M164 329c44 0 85-18 116-48 31-31 48-73 48-117 0-43-17-85-48-116s-72-48-116-48-85 17-116 48-48 73-48 116c0 44 17 86 48 117 31 30 72 48 116 48z">
            <text:p/>
          </draw:path>
          <draw:path draw:style-name="gr13" draw:text-style-name="P11" draw:layer="layout" svg:width="0.327cm" svg:height="0.328cm" svg:x="20.995cm" svg:y="15.121cm" svg:viewBox="0 0 328 329" svg:d="M164 329c43 0 85-18 115-48 32-31 49-73 49-117 0-43-17-85-49-116-30-31-72-48-115-48-44 0-86 17-116 48-31 31-48 73-48 116 0 44 17 86 48 117 30 30 72 48 116 48z">
            <text:p/>
          </draw:path>
          <draw:path draw:style-name="gr13" draw:text-style-name="P11" draw:layer="layout" svg:width="0.327cm" svg:height="0.328cm" svg:x="19.172cm" svg:y="13.168cm" svg:viewBox="0 0 328 329" svg:d="M164 329c44 0 85-17 116-48s48-72 48-117c0-43-17-85-48-116s-72-48-116-48-86 17-116 48c-31 31-48 73-48 116 0 45 17 86 48 117 30 31 72 48 116 48z">
            <text:p/>
          </draw:path>
          <draw:path draw:style-name="gr13" draw:text-style-name="P11" draw:layer="layout" svg:width="0.327cm" svg:height="0.328cm" svg:x="18.805cm" svg:y="9.827cm" svg:viewBox="0 0 328 329" svg:d="M164 329c44 0 86-17 116-48 31-31 48-73 48-117 0-43-17-85-48-116-30-31-72-48-116-48s-85 17-116 48-48 73-48 116c0 44 17 86 48 117s72 48 116 48z">
            <text:p/>
          </draw:path>
          <draw:path draw:style-name="gr13" draw:text-style-name="P11" draw:layer="layout" svg:width="0.327cm" svg:height="0.328cm" svg:x="18.632cm" svg:y="13.274cm" svg:viewBox="0 0 328 329" svg:d="M164 329c44 0 86-18 116-48 31-31 48-73 48-116 0-44-17-85-48-117-30-31-72-48-116-48-43 0-85 17-115 48-32 32-49 73-49 117 0 43 17 85 49 116 30 30 72 48 115 48z">
            <text:p/>
          </draw:path>
          <draw:path draw:style-name="gr13" draw:text-style-name="P11" draw:layer="layout" svg:width="0.327cm" svg:height="0.328cm" svg:x="20.784cm" svg:y="13.47cm" svg:viewBox="0 0 328 329" svg:d="M164 329c44 0 85-18 116-48 31-31 48-73 48-117 0-43-17-85-48-116s-72-48-116-48-85 17-116 48-48 73-48 116c0 44 17 86 48 117 31 30 72 48 116 48z">
            <text:p/>
          </draw:path>
          <draw:path draw:style-name="gr13" draw:text-style-name="P11" draw:layer="layout" svg:width="0.327cm" svg:height="0.328cm" svg:x="21.989cm" svg:y="10.224cm" svg:viewBox="0 0 328 329" svg:d="M164 329c43 0 85-18 116-48 31-31 48-73 48-117 0-43-17-85-48-116s-73-48-116-48c-44 0-86 17-116 48-31 31-48 73-48 116 0 44 17 86 48 117 30 30 72 48 116 48z">
            <text:p/>
          </draw:path>
          <draw:path draw:style-name="gr13" draw:text-style-name="P11" draw:layer="layout" svg:width="0.327cm" svg:height="0.328cm" svg:x="22.528cm" svg:y="12.604cm" svg:viewBox="0 0 328 329" svg:d="M164 329c44 0 86-17 116-48 31-31 48-73 48-116 0-44-17-85-48-117-30-31-72-48-116-48-43 0-85 17-116 48-31 32-48 73-48 117 0 43 17 85 48 116s73 48 116 48z">
            <text:p/>
          </draw:path>
          <draw:path draw:style-name="gr13" draw:text-style-name="P11" draw:layer="layout" svg:width="0.327cm" svg:height="0.328cm" svg:x="19.593cm" svg:y="9.568cm" svg:viewBox="0 0 328 329" svg:d="M164 329c44 0 85-18 116-48 31-31 48-73 48-117 0-43-17-85-48-116s-72-48-116-48c-43 0-85 17-116 48s-48 73-48 116c0 44 17 86 48 117 31 30 73 48 116 48z">
            <text:p/>
          </draw:path>
          <draw:path draw:style-name="gr13" draw:text-style-name="P11" draw:layer="layout" svg:width="0.327cm" svg:height="0.328cm" svg:x="21.614cm" svg:y="13.432cm" svg:viewBox="0 0 328 329" svg:d="M164 329c43 0 85-18 115-48 31-31 49-73 49-117 0-43-18-85-49-116-30-31-72-48-115-48-44 0-86 17-116 48-31 31-48 73-48 116 0 44 17 86 48 117 30 30 72 48 116 48z">
            <text:p/>
          </draw:path>
          <draw:polygon draw:style-name="gr13" draw:text-style-name="P11" draw:layer="layout" svg:width="0.327cm" svg:height="0.328cm" svg:x="20.428cm" svg:y="14.163cm" svg:viewBox="0 0 328 329" draw:points="164,0 0,329 328,329">
            <text:p/>
          </draw:polygon>
          <draw:polygon draw:style-name="gr13" draw:text-style-name="P11" draw:layer="layout" svg:width="0.327cm" svg:height="0.328cm" svg:x="20.7cm" svg:y="13.29cm" svg:viewBox="0 0 328 329" draw:points="164,0 0,329 328,329">
            <text:p/>
          </draw:polygon>
          <draw:polygon draw:style-name="gr13" draw:text-style-name="P11" draw:layer="layout" svg:width="0.327cm" svg:height="0.328cm" svg:x="22.685cm" svg:y="14.079cm" svg:viewBox="0 0 328 329" draw:points="164,0 0,329 328,329">
            <text:p/>
          </draw:polygon>
          <draw:polygon draw:style-name="gr13" draw:text-style-name="P11" draw:layer="layout" svg:width="0.327cm" svg:height="0.328cm" svg:x="18.842cm" svg:y="13.58cm" svg:viewBox="0 0 328 329" draw:points="164,0 0,329 328,329">
            <text:p/>
          </draw:polygon>
          <draw:polygon draw:style-name="gr13" draw:text-style-name="P11" draw:layer="layout" svg:width="0.327cm" svg:height="0.328cm" svg:x="20.039cm" svg:y="14.119cm" svg:viewBox="0 0 328 329" draw:points="164,0 0,329 328,329">
            <text:p/>
          </draw:polygon>
          <draw:polygon draw:style-name="gr13" draw:text-style-name="P11" draw:layer="layout" svg:width="0.327cm" svg:height="0.328cm" svg:x="18.364cm" svg:y="11.759cm" svg:viewBox="0 0 328 329" draw:points="164,0 0,329 328,329">
            <text:p/>
          </draw:polygon>
          <draw:polygon draw:style-name="gr13" draw:text-style-name="P11" draw:layer="layout" svg:width="0.327cm" svg:height="0.328cm" svg:x="18.359cm" svg:y="13.697cm" svg:viewBox="0 0 328 329" draw:points="164,0 0,329 328,329">
            <text:p/>
          </draw:polygon>
          <draw:polygon draw:style-name="gr13" draw:text-style-name="P11" draw:layer="layout" svg:width="0.327cm" svg:height="0.328cm" svg:x="20.352cm" svg:y="12.076cm" svg:viewBox="0 0 328 329" draw:points="164,0 0,329 328,329">
            <text:p/>
          </draw:polygon>
          <draw:polygon draw:style-name="gr13" draw:text-style-name="P11" draw:layer="layout" svg:width="0.327cm" svg:height="0.328cm" svg:x="21.806cm" svg:y="14.239cm" svg:viewBox="0 0 328 329" draw:points="164,0 0,329 328,329">
            <text:p/>
          </draw:polygon>
          <draw:polygon draw:style-name="gr13" draw:text-style-name="P11" draw:layer="layout" svg:width="0.327cm" svg:height="0.328cm" svg:x="22.007cm" svg:y="14.564cm" svg:viewBox="0 0 328 329" draw:points="164,0 0,329 328,329">
            <text:p/>
          </draw:polygon>
          <draw:polygon draw:style-name="gr13" draw:text-style-name="P11" draw:layer="layout" svg:width="0.327cm" svg:height="0.328cm" svg:x="17.858cm" svg:y="13.082cm" svg:viewBox="0 0 328 329" draw:points="164,0 0,329 328,329">
            <text:p/>
          </draw:polygon>
          <draw:polygon draw:style-name="gr13" draw:text-style-name="P11" draw:layer="layout" svg:width="0.327cm" svg:height="0.328cm" svg:x="20.541cm" svg:y="13.696cm" svg:viewBox="0 0 328 329" draw:points="164,0 0,329 328,329">
            <text:p/>
          </draw:polygon>
          <draw:polygon draw:style-name="gr13" draw:text-style-name="P11" draw:layer="layout" svg:width="0.327cm" svg:height="0.328cm" svg:x="18.268cm" svg:y="11.976cm" svg:viewBox="0 0 328 329" draw:points="164,0 0,329 328,329">
            <text:p/>
          </draw:polygon>
          <draw:polygon draw:style-name="gr13" draw:text-style-name="P11" draw:layer="layout" svg:width="0.327cm" svg:height="0.328cm" svg:x="19.934cm" svg:y="12.516cm" svg:viewBox="0 0 328 329" draw:points="164,0 0,329 328,329">
            <text:p/>
          </draw:polygon>
          <draw:polygon draw:style-name="gr13" draw:text-style-name="P11" draw:layer="layout" svg:width="0.327cm" svg:height="0.328cm" svg:x="18.945cm" svg:y="12.095cm" svg:viewBox="0 0 328 329" draw:points="164,0 0,329 328,329">
            <text:p/>
          </draw:polygon>
          <draw:polygon draw:style-name="gr13" draw:text-style-name="P11" draw:layer="layout" svg:width="0.327cm" svg:height="0.328cm" svg:x="20.638cm" svg:y="14.5cm" svg:viewBox="0 0 328 329" draw:points="164,0 0,329 328,329">
            <text:p/>
          </draw:polygon>
          <draw:polygon draw:style-name="gr13" draw:text-style-name="P11" draw:layer="layout" svg:width="0.327cm" svg:height="0.328cm" svg:x="18.366cm" svg:y="10.899cm" svg:viewBox="0 0 328 329" draw:points="164,0 0,329 328,329">
            <text:p/>
          </draw:polygon>
          <draw:polygon draw:style-name="gr13" draw:text-style-name="P11" draw:layer="layout" svg:width="0.327cm" svg:height="0.328cm" svg:x="20.394cm" svg:y="15.085cm" svg:viewBox="0 0 328 329" draw:points="164,0 0,329 328,329">
            <text:p/>
          </draw:polygon>
          <draw:polygon draw:style-name="gr13" draw:text-style-name="P11" draw:layer="layout" svg:width="0.327cm" svg:height="0.328cm" svg:x="21.767cm" svg:y="14.081cm" svg:viewBox="0 0 328 329" draw:points="164,0 0,329 328,329">
            <text:p/>
          </draw:polygon>
          <draw:polygon draw:style-name="gr13" draw:text-style-name="P11" draw:layer="layout" svg:width="0.327cm" svg:height="0.328cm" svg:x="23.081cm" svg:y="13.986cm" svg:viewBox="0 0 328 329" draw:points="164,0 0,329 328,329">
            <text:p/>
          </draw:polygon>
          <draw:polygon draw:style-name="gr13" draw:text-style-name="P11" draw:layer="layout" svg:width="0.327cm" svg:height="0.328cm" svg:x="22.551cm" svg:y="9.557cm" svg:viewBox="0 0 328 329" draw:points="164,0 0,329 328,329">
            <text:p/>
          </draw:polygon>
          <draw:polygon draw:style-name="gr13" draw:text-style-name="P11" draw:layer="layout" svg:width="0.327cm" svg:height="0.328cm" svg:x="20.803cm" svg:y="10.153cm" svg:viewBox="0 0 328 329" draw:points="164,0 0,329 328,329">
            <text:p/>
          </draw:polygon>
          <draw:polygon draw:style-name="gr13" draw:text-style-name="P11" draw:layer="layout" svg:width="0.327cm" svg:height="0.328cm" svg:x="18.624cm" svg:y="11.582cm" svg:viewBox="0 0 328 329" draw:points="164,0 0,329 328,329">
            <text:p/>
          </draw:polygon>
          <draw:polygon draw:style-name="gr13" draw:text-style-name="P11" draw:layer="layout" svg:width="0.327cm" svg:height="0.328cm" svg:x="19.975cm" svg:y="13.276cm" svg:viewBox="0 0 328 329" draw:points="164,0 0,329 328,329">
            <text:p/>
          </draw:polygon>
          <draw:polygon draw:style-name="gr13" draw:text-style-name="P11" draw:layer="layout" svg:width="0.327cm" svg:height="0.328cm" svg:x="19.799cm" svg:y="14.455cm" svg:viewBox="0 0 328 329" draw:points="164,0 0,329 328,329">
            <text:p/>
          </draw:polygon>
          <draw:custom-shape draw:style-name="gr20" draw:text-style-name="P13" draw:layer="layout" svg:width="6.732cm" svg:height="6.975cm" svg:x="17.633cm" svg:y="9.086cm">
            <text:p/>
            <draw:enhanced-geometry svg:viewBox="0 0 21600 21600" draw:type="rectangle" draw:enhanced-path="M 0 0 L 21600 0 21600 21600 0 21600 0 0 Z N"/>
          </draw:custom-shape>
          <draw:polygon draw:style-name="gr13" draw:text-style-name="P11" draw:layer="layout" svg:width="0.327cm" svg:height="0.328cm" svg:x="21.394cm" svg:y="8.578cm" svg:viewBox="0 0 328 329" draw:points="164,0 0,329 328,329">
            <text:p/>
          </draw:polygon>
          <draw:path draw:style-name="gr13" draw:text-style-name="P11" draw:layer="layout" svg:width="0.327cm" svg:height="0.328cm" svg:x="18.229cm" svg:y="8.578cm" svg:viewBox="0 0 328 329" svg:d="M164 329c44 0 85-18 116-48 31-31 48-73 48-117 0-43-17-85-48-116s-72-48-116-48c-43 0-85 17-116 48s-48 73-48 116c0 44 17 86 48 117 31 30 73 48 116 48z">
            <text:p/>
          </draw:path>
          <draw:frame draw:style-name="gr17" draw:text-style-name="P14" draw:layer="layout" svg:width="2.401cm" svg:height="4.516cm" svg:x="18.769cm" svg:y="8.442cm">
            <draw:text-box>
              <text:p><text:span text:style-name="T7">mRNA A</text:span></text:p>
            </draw:text-box>
          </draw:frame>
          <draw:frame draw:style-name="gr17" draw:text-style-name="P14" draw:layer="layout" svg:width="2.402cm" svg:height="4.516cm" svg:x="21.955cm" svg:y="8.486cm">
            <draw:text-box>
              <text:p><text:span text:style-name="T7">mRNA B</text:span></text:p>
            </draw:text-box>
          </draw:frame>
        </draw:g>
        <draw:g>
          <draw:path draw:style-name="gr14" draw:text-style-name="P12" draw:layer="layout" svg:width="0.327cm" svg:height="0.328cm" svg:x="30.485cm" svg:y="10.549cm" svg:viewBox="0 0 328 329" svg:d="M164 329c43 0 85-18 116-48 31-31 48-73 48-117 0-43-17-85-48-116s-73-48-116-48c-44 0-85 17-116 48s-48 73-48 116c0 44 17 86 48 117 31 30 72 48 116 48z">
            <text:p/>
          </draw:path>
          <draw:path draw:style-name="gr14" draw:text-style-name="P12" draw:layer="layout" svg:width="0.327cm" svg:height="0.328cm" svg:x="33.169cm" svg:y="11.335cm" svg:viewBox="0 0 328 329" svg:d="M164 329c43 0 85-17 116-48s48-72 48-116-17-85-48-116c-31-32-73-49-116-49-44 0-86 17-116 49-31 31-48 72-48 116s17 85 48 116c30 31 72 48 116 48z">
            <text:p/>
          </draw:path>
          <draw:path draw:style-name="gr14" draw:text-style-name="P12" draw:layer="layout" svg:width="0.327cm" svg:height="0.328cm" svg:x="32.222cm" svg:y="13.719cm" svg:viewBox="0 0 328 329" svg:d="M164 329c43 0 86-18 116-48 31-32 48-73 48-117 0-43-17-85-48-116-30-31-73-48-116-48-44 0-85 17-116 48s-48 73-48 116c0 44 17 85 48 117 31 30 72 48 116 48z">
            <text:p/>
          </draw:path>
          <draw:path draw:style-name="gr14" draw:text-style-name="P12" draw:layer="layout" svg:width="0.327cm" svg:height="0.328cm" svg:x="29.891cm" svg:y="11.782cm" svg:viewBox="0 0 328 329" svg:d="M164 329c43 0 85-18 116-48 31-31 48-73 48-117 0-43-17-85-48-116s-73-48-116-48c-44 0-85 17-116 48s-48 73-48 116c0 44 17 86 48 117 31 30 72 48 116 48z">
            <text:p/>
          </draw:path>
          <draw:path draw:style-name="gr14" draw:text-style-name="P12" draw:layer="layout" svg:width="0.327cm" svg:height="0.328cm" svg:x="29.899cm" svg:y="13.124cm" svg:viewBox="0 0 328 329" svg:d="M164 329c44 0 85-17 116-48s48-73 48-117c0-43-17-85-48-116s-72-48-116-48-85 17-116 48-48 73-48 116c0 44 17 86 48 117s72 48 116 48z">
            <text:p/>
          </draw:path>
          <draw:path draw:style-name="gr14" draw:text-style-name="P12" draw:layer="layout" svg:width="0.327cm" svg:height="0.328cm" svg:x="27.213cm" svg:y="12.286cm" svg:viewBox="0 0 328 329" svg:d="M164 329c43 0 85-18 115-48 31-31 49-73 49-117 0-43-18-85-49-116-30-31-72-48-115-48-44 0-86 17-116 48-31 31-48 73-48 116 0 44 17 86 48 117 30 30 72 48 116 48z">
            <text:p/>
          </draw:path>
          <draw:path draw:style-name="gr14" draw:text-style-name="P12" draw:layer="layout" svg:width="0.327cm" svg:height="0.328cm" svg:x="29.168cm" svg:y="10.706cm" svg:viewBox="0 0 328 329" svg:d="M164 329c44 0 86-18 116-48 31-31 48-73 48-117 0-43-17-84-48-115-30-31-72-49-116-49-43 0-85 18-115 49-31 31-49 72-49 115 0 44 18 86 49 117 30 30 72 48 115 48z">
            <text:p/>
          </draw:path>
          <draw:path draw:style-name="gr14" draw:text-style-name="P12" draw:layer="layout" svg:width="0.327cm" svg:height="0.328cm" svg:x="29.63cm" svg:y="11.187cm" svg:viewBox="0 0 328 329" svg:d="M164 329c44 0 86-18 116-48 31-31 48-73 48-117 0-43-17-85-48-116-30-31-72-48-116-48s-85 17-116 48-48 73-48 116c0 44 17 86 48 117 31 30 72 48 116 48z">
            <text:p/>
          </draw:path>
          <draw:path draw:style-name="gr14" draw:text-style-name="P12" draw:layer="layout" svg:width="0.327cm" svg:height="0.328cm" svg:x="28.225cm" svg:y="11.544cm" svg:viewBox="0 0 328 329" svg:d="M164 329c43 0 85-18 116-48 31-31 48-73 48-117 0-43-17-85-48-116s-73-48-116-48c-44 0-85 17-116 48s-48 73-48 116c0 44 17 86 48 117 31 30 72 48 116 48z">
            <text:p/>
          </draw:path>
          <draw:path draw:style-name="gr14" draw:text-style-name="P12" draw:layer="layout" svg:width="0.327cm" svg:height="0.328cm" svg:x="29.089cm" svg:y="11.209cm" svg:viewBox="0 0 328 329" svg:d="M164 329c44 0 85-18 116-48 31-31 48-73 48-117 0-43-17-85-48-116s-72-48-116-48c-43 0-86 17-116 48-31 31-48 73-48 116 0 44 17 86 48 117 30 30 73 48 116 48z">
            <text:p/>
          </draw:path>
          <draw:path draw:style-name="gr14" draw:text-style-name="P12" draw:layer="layout" svg:width="0.327cm" svg:height="0.328cm" svg:x="28.815cm" svg:y="13.813cm" svg:viewBox="0 0 328 329" svg:d="M164 329c44 0 85-18 116-48 31-31 48-73 48-117s-17-85-48-116-72-48-116-48c-43 0-85 17-115 48-32 31-49 72-49 116s17 86 49 117c30 30 72 48 115 48z">
            <text:p/>
          </draw:path>
          <draw:path draw:style-name="gr14" draw:text-style-name="P12" draw:layer="layout" svg:width="0.327cm" svg:height="0.328cm" svg:x="32.036cm" svg:y="11.615cm" svg:viewBox="0 0 328 329" svg:d="M164 329c44 0 85-18 116-48 31-31 48-73 48-117 0-43-17-85-48-116s-72-48-116-48-86 17-116 48c-31 31-48 73-48 116 0 44 17 86 48 117 30 30 72 48 116 48z">
            <text:p/>
          </draw:path>
          <draw:path draw:style-name="gr14" draw:text-style-name="P12" draw:layer="layout" svg:width="0.327cm" svg:height="0.328cm" svg:x="28.848cm" svg:y="15.099cm" svg:viewBox="0 0 328 329" svg:d="M164 329c43 0 85-18 115-48 31-31 49-73 49-117s-18-85-49-116c-30-31-72-48-115-48-44 0-86 17-116 48-31 31-48 72-48 116s17 86 48 117c30 30 72 48 116 48z">
            <text:p/>
          </draw:path>
          <draw:path draw:style-name="gr14" draw:text-style-name="P12" draw:layer="layout" svg:width="0.327cm" svg:height="0.328cm" svg:x="29.336cm" svg:y="14.099cm" svg:viewBox="0 0 328 329" svg:d="M164 329c44 0 86-18 116-48 31-31 48-73 48-117 0-43-17-85-48-116-30-31-72-48-116-48s-85 17-116 48-48 73-48 116c0 44 17 86 48 117 31 30 72 48 116 48z">
            <text:p/>
          </draw:path>
          <draw:path draw:style-name="gr14" draw:text-style-name="P12" draw:layer="layout" svg:width="0.327cm" svg:height="0.328cm" svg:x="30.85cm" svg:y="13.094cm" svg:viewBox="0 0 328 329" svg:d="M164 329c43 0 85-18 116-48 31-31 48-73 48-117 0-43-17-85-48-116s-73-48-116-48c-44 0-85 17-116 48s-48 73-48 116c0 44 17 86 48 117 31 30 72 48 116 48z">
            <text:p/>
          </draw:path>
          <draw:path draw:style-name="gr14" draw:text-style-name="P12" draw:layer="layout" svg:width="0.327cm" svg:height="0.328cm" svg:x="31.764cm" svg:y="12.643cm" svg:viewBox="0 0 328 329" svg:d="M164 329c44 0 86-18 116-48 31-31 48-73 48-117 0-43-17-85-48-116-30-31-72-48-116-48-43 0-85 17-115 48-32 31-49 73-49 116 0 44 17 86 49 117 30 30 72 48 115 48z">
            <text:p/>
          </draw:path>
          <draw:path draw:style-name="gr14" draw:text-style-name="P12" draw:layer="layout" svg:width="0.327cm" svg:height="0.328cm" svg:x="28.911cm" svg:y="12.147cm" svg:viewBox="0 0 328 329" svg:d="M164 329c43 0 85-18 116-48 31-31 48-73 48-117 0-43-17-85-48-116s-73-48-116-48c-44 0-86 17-116 48-31 31-48 73-48 116 0 44 17 86 48 117 30 30 72 48 116 48z">
            <text:p/>
          </draw:path>
          <draw:path draw:style-name="gr14" draw:text-style-name="P12" draw:layer="layout" svg:width="0.327cm" svg:height="0.328cm" svg:x="33.223cm" svg:y="13.086cm" svg:viewBox="0 0 328 329" svg:d="M164 329c44 0 86-18 116-48 31-32 48-73 48-117 0-43-17-85-48-116-30-31-72-48-116-48s-85 17-116 48-48 73-48 116c0 44 17 85 48 117 31 30 72 48 116 48z">
            <text:p/>
          </draw:path>
          <draw:path draw:style-name="gr14" draw:text-style-name="P12" draw:layer="layout" svg:width="0.327cm" svg:height="0.328cm" svg:x="30.038cm" svg:y="11.104cm" svg:viewBox="0 0 328 329" svg:d="M164 329c44 0 86-18 116-48 31-32 48-73 48-117 0-43-17-85-48-116-30-31-72-48-116-48-43 0-85 17-116 48s-48 73-48 116c0 44 17 85 48 117 31 30 73 48 116 48z">
            <text:p/>
          </draw:path>
          <draw:path draw:style-name="gr14" draw:text-style-name="P12" draw:layer="layout" svg:width="0.327cm" svg:height="0.328cm" svg:x="30.956cm" svg:y="15.105cm" svg:viewBox="0 0 328 329" svg:d="M164 329c44 0 85-17 116-48s48-73 48-117c0-43-17-85-48-116s-72-48-116-48-86 17-116 48c-31 31-48 73-48 116 0 44 17 86 48 117 30 31 72 48 116 48z">
            <text:p/>
          </draw:path>
          <draw:path draw:style-name="gr14" draw:text-style-name="P12" draw:layer="layout" svg:width="0.327cm" svg:height="0.328cm" svg:x="28.53cm" svg:y="14.73cm" svg:viewBox="0 0 328 329" svg:d="M164 329c43 0 85-18 115-48 31-31 49-73 49-117s-18-85-49-116c-30-31-72-48-115-48-44 0-86 17-116 48-31 31-48 72-48 116s17 86 48 117c30 30 72 48 116 48z">
            <text:p/>
          </draw:path>
          <draw:path draw:style-name="gr14" draw:text-style-name="P12" draw:layer="layout" svg:width="0.327cm" svg:height="0.328cm" svg:x="29.462cm" svg:y="10.914cm" svg:viewBox="0 0 328 329" svg:d="M164 329c44 0 86-18 116-48 31-31 48-73 48-117 0-43-17-85-48-116-30-31-72-48-116-48-43 0-85 17-115 48-32 31-49 73-49 116 0 44 17 86 49 117 30 30 72 48 115 48z">
            <text:p/>
          </draw:path>
          <draw:path draw:style-name="gr14" draw:text-style-name="P12" draw:layer="layout" svg:width="0.327cm" svg:height="0.328cm" svg:x="31.718cm" svg:y="12.937cm" svg:viewBox="0 0 328 329" svg:d="M164 329c44 0 85-17 116-48s48-73 48-116c0-44-17-85-48-117-31-31-72-48-116-48-43 0-85 17-116 48-31 32-48 73-48 117 0 43 17 85 48 116s73 48 116 48z">
            <text:p/>
          </draw:path>
          <draw:path draw:style-name="gr14" draw:text-style-name="P12" draw:layer="layout" svg:width="0.327cm" svg:height="0.328cm" svg:x="31.714cm" svg:y="12.042cm" svg:viewBox="0 0 328 329" svg:d="M164 329c44 0 86-18 116-49 31-31 48-72 48-116 0-43-17-85-48-116-30-31-72-48-116-48-43 0-85 17-116 48s-48 73-48 116c0 44 17 85 48 116s73 49 116 49z">
            <text:p/>
          </draw:path>
          <draw:path draw:style-name="gr14" draw:text-style-name="P12" draw:layer="layout" svg:width="0.327cm" svg:height="0.328cm" svg:x="30.816cm" svg:y="13.962cm" svg:viewBox="0 0 328 329" svg:d="M164 329c43 0 85-17 116-48s48-73 48-116c0-44-17-85-48-116-31-32-73-49-116-49-44 0-85 17-116 49-31 31-48 72-48 116 0 43 17 85 48 116s72 48 116 48z">
            <text:p/>
          </draw:path>
          <draw:polygon draw:style-name="gr14" draw:text-style-name="P12" draw:layer="layout" svg:width="0.327cm" svg:height="0.328cm" svg:x="30.384cm" svg:y="12.5cm" svg:viewBox="0 0 328 329" draw:points="164,0 0,329 328,329">
            <text:p/>
          </draw:polygon>
          <draw:polygon draw:style-name="gr14" draw:text-style-name="P12" draw:layer="layout" svg:width="0.327cm" svg:height="0.328cm" svg:x="30.284cm" svg:y="12.221cm" svg:viewBox="0 0 328 329" draw:points="164,0 0,329 328,329">
            <text:p/>
          </draw:polygon>
          <draw:polygon draw:style-name="gr14" draw:text-style-name="P12" draw:layer="layout" svg:width="0.327cm" svg:height="0.328cm" svg:x="32.402cm" svg:y="11.405cm" svg:viewBox="0 0 328 329" draw:points="164,0 0,329 328,329">
            <text:p/>
          </draw:polygon>
          <draw:polygon draw:style-name="gr14" draw:text-style-name="P12" draw:layer="layout" svg:width="0.327cm" svg:height="0.328cm" svg:x="31.509cm" svg:y="11.537cm" svg:viewBox="0 0 328 329" draw:points="164,0 0,329 328,329">
            <text:p/>
          </draw:polygon>
          <draw:polygon draw:style-name="gr14" draw:text-style-name="P12" draw:layer="layout" svg:width="0.327cm" svg:height="0.328cm" svg:x="30.088cm" svg:y="9.571cm" svg:viewBox="0 0 328 329" draw:points="164,0 0,329 328,329">
            <text:p/>
          </draw:polygon>
          <draw:polygon draw:style-name="gr14" draw:text-style-name="P12" draw:layer="layout" svg:width="0.327cm" svg:height="0.328cm" svg:x="31.062cm" svg:y="12.405cm" svg:viewBox="0 0 328 329" draw:points="164,0 0,329 328,329">
            <text:p/>
          </draw:polygon>
          <draw:polygon draw:style-name="gr14" draw:text-style-name="P12" draw:layer="layout" svg:width="0.327cm" svg:height="0.328cm" svg:x="30.767cm" svg:y="12.862cm" svg:viewBox="0 0 328 329" draw:points="164,0 0,329 328,329">
            <text:p/>
          </draw:polygon>
          <draw:polygon draw:style-name="gr14" draw:text-style-name="P12" draw:layer="layout" svg:width="0.327cm" svg:height="0.328cm" svg:x="31.749cm" svg:y="13.633cm" svg:viewBox="0 0 328 329" draw:points="164,0 0,329 328,329">
            <text:p/>
          </draw:polygon>
          <draw:polygon draw:style-name="gr14" draw:text-style-name="P12" draw:layer="layout" svg:width="0.327cm" svg:height="0.328cm" svg:x="29.148cm" svg:y="12.04cm" svg:viewBox="0 0 328 329" draw:points="164,0 0,329 328,329">
            <text:p/>
          </draw:polygon>
          <draw:polygon draw:style-name="gr14" draw:text-style-name="P12" draw:layer="layout" svg:width="0.327cm" svg:height="0.328cm" svg:x="29.51cm" svg:y="11.893cm" svg:viewBox="0 0 328 329" draw:points="164,0 0,329 328,329">
            <text:p/>
          </draw:polygon>
          <draw:polygon draw:style-name="gr14" draw:text-style-name="P12" draw:layer="layout" svg:width="0.327cm" svg:height="0.328cm" svg:x="29.705cm" svg:y="9.839cm" svg:viewBox="0 0 328 329" draw:points="164,0 0,329 328,329">
            <text:p/>
          </draw:polygon>
          <draw:polygon draw:style-name="gr12" draw:text-style-name="P10" draw:layer="layout" svg:width="0.327cm" svg:height="0.328cm" svg:x="29.686cm" svg:y="12.823cm" svg:viewBox="0 0 328 329" draw:points="164,0 0,329 328,329">
            <text:p/>
          </draw:polygon>
          <draw:polygon draw:style-name="gr12" draw:text-style-name="P10" draw:layer="layout" svg:width="0.327cm" svg:height="0.328cm" svg:x="29.111cm" svg:y="12.317cm" svg:viewBox="0 0 328 329" draw:points="164,0 0,329 328,329">
            <text:p/>
          </draw:polygon>
          <draw:polygon draw:style-name="gr12" draw:text-style-name="P10" draw:layer="layout" svg:width="0.327cm" svg:height="0.328cm" svg:x="32.531cm" svg:y="11.149cm" svg:viewBox="0 0 328 329" draw:points="164,0 0,329 328,329">
            <text:p/>
          </draw:polygon>
          <draw:polygon draw:style-name="gr12" draw:text-style-name="P10" draw:layer="layout" svg:width="0.327cm" svg:height="0.328cm" svg:x="32.507cm" svg:y="10.87cm" svg:viewBox="0 0 328 329" draw:points="164,0 0,329 328,329">
            <text:p/>
          </draw:polygon>
          <draw:polygon draw:style-name="gr12" draw:text-style-name="P10" draw:layer="layout" svg:width="0.327cm" svg:height="0.328cm" svg:x="31.303cm" svg:y="11.142cm" svg:viewBox="0 0 328 329" draw:points="164,0 0,329 328,329">
            <text:p/>
          </draw:polygon>
          <draw:polygon draw:style-name="gr12" draw:text-style-name="P10" draw:layer="layout" svg:width="0.327cm" svg:height="0.328cm" svg:x="32.87cm" svg:y="12.205cm" svg:viewBox="0 0 328 329" draw:points="164,0 0,329 328,329">
            <text:p/>
          </draw:polygon>
          <draw:polygon draw:style-name="gr12" draw:text-style-name="P10" draw:layer="layout" svg:width="0.327cm" svg:height="0.328cm" svg:x="30.862cm" svg:y="11.699cm" svg:viewBox="0 0 328 329" draw:points="164,0 0,329 328,329">
            <text:p/>
          </draw:polygon>
          <draw:polygon draw:style-name="gr12" draw:text-style-name="P10" draw:layer="layout" svg:width="0.327cm" svg:height="0.328cm" svg:x="30.567cm" svg:y="11.238cm" svg:viewBox="0 0 328 329" draw:points="164,0 0,329 328,329">
            <text:p/>
          </draw:polygon>
          <draw:polygon draw:style-name="gr12" draw:text-style-name="P10" draw:layer="layout" svg:width="0.327cm" svg:height="0.328cm" svg:x="29.585cm" svg:y="10.488cm" svg:viewBox="0 0 328 329" draw:points="164,0 0,329 328,329">
            <text:p/>
          </draw:polygon>
          <draw:polygon draw:style-name="gr12" draw:text-style-name="P10" draw:layer="layout" svg:width="0.327cm" svg:height="0.328cm" svg:x="29.706cm" svg:y="10.333cm" svg:viewBox="0 0 328 329" draw:points="164,0 0,329 328,329">
            <text:p/>
          </draw:polygon>
          <draw:polygon draw:style-name="gr12" draw:text-style-name="P10" draw:layer="layout" svg:width="0.327cm" svg:height="0.328cm" svg:x="31.698cm" svg:y="10.323cm" svg:viewBox="0 0 328 329" draw:points="164,0 0,329 328,329">
            <text:p/>
          </draw:polygon>
          <draw:polygon draw:style-name="gr12" draw:text-style-name="P10" draw:layer="layout" svg:width="0.327cm" svg:height="0.328cm" svg:x="32.327cm" svg:y="11.429cm" svg:viewBox="0 0 328 329" draw:points="164,0 0,329 328,329">
            <text:p/>
          </draw:polygon>
          <draw:polygon draw:style-name="gr12" draw:text-style-name="P10" draw:layer="layout" svg:width="0.327cm" svg:height="0.328cm" svg:x="31.43cm" svg:y="11.148cm" svg:viewBox="0 0 328 329" draw:points="164,0 0,329 328,329">
            <text:p/>
          </draw:polygon>
          <draw:polygon draw:style-name="gr12" draw:text-style-name="P10" draw:layer="layout" svg:width="0.327cm" svg:height="0.328cm" svg:x="31.931cm" svg:y="12.477cm" svg:viewBox="0 0 328 329" draw:points="164,0 0,329 328,329">
            <text:p/>
          </draw:polygon>
          <draw:custom-shape draw:style-name="gr20" draw:text-style-name="P13" draw:layer="layout" svg:width="6.732cm" svg:height="6.975cm" svg:x="27.101cm" svg:y="9.086cm">
            <text:p/>
            <draw:enhanced-geometry svg:viewBox="0 0 21600 21600" draw:type="rectangle" draw:enhanced-path="M 0 0 L 21600 0 21600 21600 0 21600 0 0 Z N"/>
          </draw:custom-shape>
          <draw:polygon draw:style-name="gr14" draw:text-style-name="P12" draw:layer="layout" svg:width="0.327cm" svg:height="0.328cm" svg:x="30.814cm" svg:y="8.578cm" svg:viewBox="0 0 328 329" draw:points="164,0 0,329 328,329">
            <text:p/>
          </draw:polygon>
          <draw:path draw:style-name="gr14" draw:text-style-name="P12" draw:layer="layout" svg:width="0.327cm" svg:height="0.328cm" svg:x="27.664cm" svg:y="8.578cm" svg:viewBox="0 0 328 329" svg:d="M164 329c43 0 85-18 116-48 31-31 48-73 48-117 0-43-17-85-48-116s-73-48-116-48c-44 0-85 17-116 48s-48 73-48 116c0 44 17 86 48 117 31 30 72 48 116 48z">
            <text:p/>
          </draw:path>
          <draw:frame draw:style-name="gr17" draw:text-style-name="P14" draw:layer="layout" svg:width="2.402cm" svg:height="4.516cm" svg:x="28.21cm" svg:y="8.472cm">
            <draw:text-box>
              <text:p><text:span text:style-name="T7">mRNA A</text:span></text:p>
            </draw:text-box>
          </draw:frame>
          <draw:frame draw:style-name="gr17" draw:text-style-name="P14" draw:layer="layout" svg:width="2.401cm" svg:height="4.516cm" svg:x="31.34cm" svg:y="8.472cm">
            <draw:text-box>
              <text:p><text:span text:style-name="T7">mRNA B</text:span></text:p>
            </draw:text-box>
          </draw:frame>
        </draw:g>
        <draw:frame draw:style-name="gr21" draw:text-style-name="P16" draw:layer="layout" svg:width="1.68cm" svg:height="1.08cm" svg:x="7.24cm" svg:y="0.483cm">
          <draw:text-box>
            <text:p>(a)</text:p>
          </draw:text-box>
        </draw:frame>
        <draw:frame draw:style-name="gr22" draw:text-style-name="P16" draw:layer="layout" svg:width="1.68cm" svg:height="1.28cm" svg:x="7.24cm" svg:y="8.16cm">
          <draw:text-box>
            <text:p>(a’)</text:p>
          </draw:text-box>
        </draw:frame>
        <draw:frame draw:style-name="gr21" draw:text-style-name="P16" draw:layer="layout" svg:width="1.68cm" svg:height="1.08cm" svg:x="16.6cm" svg:y="0.48cm">
          <draw:text-box>
            <text:p>(b)</text:p>
          </draw:text-box>
        </draw:frame>
        <draw:frame draw:style-name="gr22" draw:text-style-name="P16" draw:layer="layout" svg:width="1.68cm" svg:height="1.28cm" svg:x="16.34cm" svg:y="8.2cm">
          <draw:text-box>
            <text:p>(b’)</text:p>
          </draw:text-box>
        </draw:frame>
        <draw:frame draw:style-name="gr21" draw:text-style-name="P16" draw:layer="layout" svg:width="1.68cm" svg:height="1.08cm" svg:x="26.02cm" svg:y="0.483cm">
          <draw:text-box>
            <text:p>(c) </text:p>
          </draw:text-box>
        </draw:frame>
        <draw:frame draw:style-name="gr21" draw:text-style-name="P16" draw:layer="layout" svg:width="1.68cm" svg:height="1.08cm" svg:x="25.82cm" svg:y="8.204cm">
          <draw:text-box>
            <text:p>(c’)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42.588cm" fo:page-height="16.1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2T21:08:58.036754853</dc:date>
    <meta:editing-duration>PT19H25M25S</meta:editing-duration>
    <meta:editing-cycles>47</meta:editing-cycles>
    <meta:generator>LibreOffice/7.4.2.3$MacOSX_X86_64 LibreOffice_project/382eef1f22670f7f4118c8c2dd222ec7ad009daf</meta:generator>
    <meta:document-statistic meta:object-count="203"/>
  </office:meta>
</office:document-meta>
</file>